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 (Dashboard)</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checkbox.</text:p>,
                                            <text:list xml:id="list_Checkbox (Dashboard)6" text:continue-numbering="true" text:continue-list="list_Checkbox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7" text:continue-numbering="true" text:continue-list="list_Checkbox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heckbox (Dashboard)8" text:continue-numbering="true" text:continue-list="list_Checkbox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heckbox (Dashboard)9" text:continue-numbering="true" text:continue-list="list_Checkbox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heckbox (Dashboard)10" text:continue-numbering="true" text:continue-list="list_Checkbox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Dashboard)11" text:continue-numbering="true" text:continue-list="list_Checkbox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Dashboard)12" text:continue-numbering="true" text:continue-list="list_Checkbox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Dashboard)13" text:continue-numbering="true" text:continue-list="list_Checkbox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Dashboard)14" text:continue-numbering="true" text:continue-list="list_Checkbox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5" text:continue-numbering="true" text:continue-list="list_Checkbox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Dashboard)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18" text:continue-numbering="true" text:continue-list="list_Checkbox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Dashboard)19" text:continue-numbering="true" text:continue-list="list_Checkbox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Dashboard)20" text:continue-numbering="true" text:continue-list="list_Checkbox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